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a66e3" officeooo:paragraph-rsid="001a66e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2091de"/>
    </style:style>
    <style:style style:name="P3" style:family="paragraph" style:parent-style-name="Preformatted_20_Text" style:list-style-name="L1">
      <style:paragraph-properties fo:text-align="start" style:justify-single-word="false"/>
      <style:text-properties style:font-name="Liberation Serif" fo:font-size="16pt" fo:font-weight="normal" officeooo:rsid="002890d1" officeooo:paragraph-rsid="002890d1" style:font-size-asian="16pt" style:font-weight-asian="normal" style:font-size-complex="16pt" style:font-weight-complex="normal"/>
    </style:style>
    <style:style style:name="P4" style:family="paragraph" style:parent-style-name="Preformatted_20_Text" style:list-style-name="L1">
      <style:paragraph-properties fo:text-align="start" style:justify-single-word="false"/>
      <style:text-properties style:font-name="Liberation Serif" fo:font-size="16pt" fo:font-weight="normal" officeooo:rsid="001e6a47" officeooo:paragraph-rsid="002890d1" style:font-size-asian="16pt" style:font-weight-asian="normal" style:font-size-complex="16pt" style:font-weight-complex="normal"/>
    </style:style>
    <style:style style:name="P5" style:family="paragraph" style:parent-style-name="Preformatted_20_Text" style:list-style-name="L1">
      <style:paragraph-properties fo:text-align="start" style:justify-single-word="false"/>
      <style:text-properties style:font-name="Liberation Serif" fo:font-size="16pt" fo:font-weight="normal" officeooo:rsid="00291819" officeooo:paragraph-rsid="00291819" style:font-size-asian="16pt" style:font-weight-asian="normal" style:font-size-complex="16pt" style:font-weight-complex="normal"/>
    </style:style>
    <style:style style:name="P6" style:family="paragraph" style:parent-style-name="Preformatted_20_Text" style:list-style-name="L1">
      <style:paragraph-properties fo:text-align="start" style:justify-single-word="false"/>
      <style:text-properties style:font-name="Liberation Serif" fo:font-size="16pt" fo:font-weight="bold" officeooo:rsid="00291819" officeooo:paragraph-rsid="00291819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bold" officeooo:rsid="001a66e3" officeooo:paragraph-rsid="001a66e3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weight="bold" officeooo:rsid="0026c506" officeooo:paragraph-rsid="0026c506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fo:font-weight="bold" officeooo:rsid="001e6a47" officeooo:paragraph-rsid="001e6a47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fo:font-weight="bold" officeooo:rsid="002890d1" officeooo:paragraph-rsid="002890d1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6pt" fo:font-weight="bold" officeooo:rsid="002e9b08" officeooo:paragraph-rsid="002e9b08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font-weight="normal" officeooo:rsid="00238cd6" officeooo:paragraph-rsid="00238cd6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6pt" fo:font-weight="normal" officeooo:rsid="001a66e3" officeooo:paragraph-rsid="002091de" style:font-size-asian="16pt" style:font-weight-asian="normal" style:font-size-complex="16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6pt" fo:font-weight="normal" officeooo:rsid="001a66e3" officeooo:paragraph-rsid="001a66e3" style:font-size-asian="16pt" style:font-weight-asian="normal" style:font-size-complex="16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fo:font-weight="normal" officeooo:rsid="001a66e3" officeooo:paragraph-rsid="001c23c0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a66e3" officeooo:paragraph-rsid="001a66e3" style:font-size-asian="16pt" style:font-weight-asian="normal" style:font-size-complex="16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fo:font-weight="normal" officeooo:rsid="002091de" officeooo:paragraph-rsid="002091de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2091de" officeooo:paragraph-rsid="002091de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6pt" fo:font-weight="normal" officeooo:rsid="001e6a47" officeooo:paragraph-rsid="002890d1" style:font-size-asian="16pt" style:font-weight-asian="normal" style:font-size-complex="16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38cd6" officeooo:paragraph-rsid="00238cd6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2091de" officeooo:paragraph-rsid="002091de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1a66e3" officeooo:paragraph-rsid="001c23c0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a66e3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normal" officeooo:rsid="002091de" style:font-size-asian="16pt" style:font-weight-asian="normal" style:font-size-complex="16pt" style:font-weight-complex="normal"/>
    </style:style>
    <style:style style:name="T5" style:family="text">
      <style:text-properties officeooo:rsid="002c4ef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8cd6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S</text:p>
      <text:p text:style-name="P1"/>
      <text:list xml:id="list1968795426" text:style-name="L1">
        <text:list-item>
          <text:p text:style-name="P7">JENKINS</text:p>
        </text:list-item>
        <text:list-item>
          <text:p text:style-name="P20"><text:span text:style-name="T2">t</text:span><text:span text:style-name="T1">o install jenkins using docker </text:span></text:p>
          <text:p text:style-name="P12">$ docker run -d --name jenkins-greatness -p 8087:8080 -p 50000:50000 \</text:p>
          <text:p text:style-name="P12"><text:s/>-v jenkins_data:/var/jenkins_home \</text:p>
          <text:p text:style-name="P12"><text:s/>-v /var/run/docker.sock:/var/run/docker.sock \</text:p>
          <text:p text:style-name="P12"><text:s/>--network minikube jenkins/jenkins:lts</text:p>
        </text:list-item>
        <text:list-item>
          <text:p text:style-name="P11">to see the <text:s/>/var/jenkins_home/secrets/initialAdminPassword </text:p>
          <text:p text:style-name="P11"><text:span text:style-name="T6">docker logs</text:span> <text:s/><text:span text:style-name="T7">jenkins-greatness</text:span></text:p>
        </text:list-item>
        <text:list-item>
          <text:p text:style-name="P21"><text:span text:style-name="T2">t</text:span><text:span text:style-name="T1">o connect jenkins to docker</text:span><text:span text:style-name="T3"> </text:span></text:p>
          <text:p text:style-name="P13">docker exec -u root -it jenkins-greatness /bin/bash</text:p>
          <text:p text:style-name="P13">apt-get install sudo</text:p>
          <text:p text:style-name="P17">groups jenkins</text:p>
          <text:p text:style-name="P17">groupadd docker</text:p>
          <text:p text:style-name="P17">usermod -aG docker jenkins</text:p>
        </text:list-item>
      </text:list>
      <text:p text:style-name="P18"><text:s text:c="9"/>docker restart jenkins-greatness </text:p>
      <text:p text:style-name="P2"><text:span text:style-name="T4"><text:s text:c="9"/></text:span><text:span text:style-name="T3">ls -l /var/run/docker.sock</text:span></text:p>
      <text:p text:style-name="P16"/>
      <text:p text:style-name="P16"/>
      <text:p text:style-name="P16"/>
      <text:list xml:id="list111340482724145" text:continue-numbering="true" text:style-name="L1">
        <text:list-item>
          <text:p text:style-name="P7">Docker</text:p>
        </text:list-item>
        <text:list-item>
          <text:p text:style-name="P8">to install docker</text:p>
          <text:p text:style-name="P14">sudo apt-get update </text:p>
          <text:p text:style-name="P22"><text:span text:style-name="T3">sudo apt-get install -y apt-transport-https ca-certificates curl gnupg2 software-properties-common sudo curl -fsSL </text:span><text:a xlink:type="simple" xlink:href="https://download.docker.com/linux/debian/gpg" office:target-frame-name="_blank" xlink:show="new" text:style-name="Internet_20_link" text:visited-style-name="Visited_20_Internet_20_Link"><text:span text:style-name="T3">https://download.docker.com/linux/debian/gpg</text:span></text:a><text:span text:style-name="T3"> | </text:span></text:p>
          <text:p text:style-name="P15">sudo apt-key add - </text:p>
          <text:p text:style-name="P22"><text:span text:style-name="T3">sudo add-apt-repository "deb [arch=amd64] </text:span><text:a xlink:type="simple" xlink:href="https://download.docker.com/linux/debian" office:target-frame-name="_blank" xlink:show="new" text:style-name="Internet_20_link" text:visited-style-name="Visited_20_Internet_20_Link"><text:span text:style-name="T3">https://download.docker.com/linux/debian</text:span></text:a><text:span text:style-name="T3"> $(lsb_release -cs) stable" sudo apt-get update </text:span></text:p>
          <text:p text:style-name="P14">sudo apt-get install -y docker-ce-cli</text:p>
        </text:list-item>
      </text:list>
      <text:p text:style-name="P16"/>
      <text:list xml:id="list111340561435466" text:continue-numbering="true" text:style-name="L1">
        <text:list-item>
          <text:p text:style-name="P9">Kubernetes</text:p>
        </text:list-item>
        <text:list-item>
          <text:p text:style-name="P10">to install kubectl</text:p>
          <text:p text:style-name="P3"><text:soft-page-break/>sudo curl -L "https://storage.googleapis.com/kubernetes-release/release/`curl -s https://storage.googleapis.com/kubernetes-release/release/stable.txt`/bin/linux/amd64/kubectl" -o /usr/local/bin/kubectl</text:p>
          <text:p text:style-name="P3"/>
          <text:p text:style-name="P4">sudo chmod +x /usr/local/bin/kubectl</text:p>
          <text:p text:style-name="P4"/>
        </text:list-item>
        <text:list-item>
          <text:p text:style-name="P6"><text:span text:style-name="T5">SSH</text:span> </text:p>
        </text:list-item>
        <text:list-item>
          <text:p text:style-name="P6">how to know someone is connect to your machine via ssh </text:p>
          <text:p text:style-name="P5">-who</text:p>
          <text:p text:style-name="P5">-last </text:p>
        </text:list-item>
        <text:list-item>
          <text:p text:style-name="P6">to disconnect this person use </text:p>
          <text:p text:style-name="P5">- pid=$(ps -ef | grep "sshd: greatness@pts/0" | grep -v grep | awk '{print $2}')</text:p>
          <text:p text:style-name="P5">- sudo kill $pid</text:p>
          <text:p text:style-name="P5">then check again using who</text:p>
          <text:p text:style-name="P5"/>
          <text:p text:style-name="P1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09:19:28.916577810</meta:creation-date>
    <dc:date>2024-06-26T11:13:38.350272299</dc:date>
    <meta:editing-duration>PT4H45M27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202" meta:character-count="1474" meta:non-whitespace-character-count="1312"/>
  </office:meta>
</office:document-meta>
</file>